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xe-keyframes" table:style-name="ta1">
        <table:table-column table:style-name="co1" table:default-cell-style-name="ce2"/>
        <table:table-column table:style-name="co2" table:number-columns-repeated="2" table:default-cell-style-name="ce1"/>
        <table:table-column table:style-name="co3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style-name="Default" table:formula="of:=[.$K2]*0" office:value-type="float" office:value="0" calcext:value-type="float">
            <text:p>0</text:p>
          </table:table-cell>
          <table:table-cell table:formula="of:=[.D1]/[.$I$2]" office:value-type="percentage" office:value="0.977272727272727" calcext:value-type="percentage">
            <text:p>97.73%</text:p>
          </table:table-cell>
          <table:table-cell table:formula="of:=[.E1]/[.$J$2]" office:value-type="percentage" office:value="0.284615384615385" calcext:value-type="percentage">
            <text:p>28.46%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x100</text:p>
          </table:table-cell>
          <table:table-cell office:value-type="string" calcext:value-type="string">
            <text:p>y100</text:p>
          </table:table-cell>
          <table:table-cell table:style-name="ce1" office:value-type="string" calcext:value-type="string">
            <text:p>step</text:p>
          </table:table-cell>
          <table:table-cell table:style-name="ce1"/>
        </table:table-row>
        <table:table-row table:style-name="ro1">
          <table:table-cell table:formula="of:=[.$K2]*1" office:value-type="float" office:value="10" calcext:value-type="float">
            <text:p>10</text:p>
          </table:table-cell>
          <table:table-cell table:formula="of:=[.D2]/[.$I$2]" office:value-type="percentage" office:value="0.9" calcext:value-type="percentage">
            <text:p>90.00%</text:p>
          </table:table-cell>
          <table:table-cell table:formula="of:=[.E2]/[.$J$2]" office:value-type="percentage" office:value="0.507692307692308" calcext:value-type="percentage">
            <text:p>50.77%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table:formula="of:=100/10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$K2]*2" office:value-type="float" office:value="20" calcext:value-type="float">
            <text:p>20</text:p>
          </table:table-cell>
          <table:table-cell table:formula="of:=[.D3]/[.$I$2]" office:value-type="percentage" office:value="0.772727272727273" calcext:value-type="percentage">
            <text:p>77.27%</text:p>
          </table:table-cell>
          <table:table-cell table:formula="of:=[.E3]/[.$J$2]" office:value-type="percentage" office:value="0.638461538461538" calcext:value-type="percentage">
            <text:p>63.85%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formula="of:=[.$K2]*3" office:value-type="float" office:value="30" calcext:value-type="float">
            <text:p>30</text:p>
          </table:table-cell>
          <table:table-cell table:formula="of:=[.D4]/[.$I$2]" office:value-type="percentage" office:value="0.622727272727273" calcext:value-type="percentage">
            <text:p>62.27%</text:p>
          </table:table-cell>
          <table:table-cell table:formula="of:=[.E4]/[.$J$2]" office:value-type="percentage" office:value="0.730769230769231" calcext:value-type="percentage">
            <text:p>73.08%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formula="of:=[.$K2]*4" office:value-type="float" office:value="40" calcext:value-type="float">
            <text:p>40</text:p>
          </table:table-cell>
          <table:table-cell table:formula="of:=[.D5]/[.$I$2]" office:value-type="percentage" office:value="0.454545454545455" calcext:value-type="percentage">
            <text:p>45.45%</text:p>
          </table:table-cell>
          <table:table-cell table:formula="of:=[.E5]/[.$J$2]" office:value-type="percentage" office:value="0.769230769230769" calcext:value-type="percentage">
            <text:p>76.92%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formula="of:=[.$K2]*5" office:value-type="float" office:value="50" calcext:value-type="float">
            <text:p>50</text:p>
          </table:table-cell>
          <table:table-cell table:formula="of:=[.D6]/[.$I$2]" office:value-type="percentage" office:value="0.295454545454545" calcext:value-type="percentage">
            <text:p>29.55%</text:p>
          </table:table-cell>
          <table:table-cell table:formula="of:=[.E6]/[.$J$2]" office:value-type="percentage" office:value="0.707692307692308" calcext:value-type="percentage">
            <text:p>70.77%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formula="of:=[.$K2]*6" office:value-type="float" office:value="60" calcext:value-type="float">
            <text:p>60</text:p>
          </table:table-cell>
          <table:table-cell table:formula="of:=[.D7]/[.$I$2]" office:value-type="percentage" office:value="0.209090909090909" calcext:value-type="percentage">
            <text:p>20.91%</text:p>
          </table:table-cell>
          <table:table-cell table:formula="of:=[.E7]/[.$J$2]" office:value-type="percentage" office:value="0.523076923076923" calcext:value-type="percentage">
            <text:p>52.31%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table:formula="of:=[.$K2]*7" office:value-type="float" office:value="70" calcext:value-type="float">
            <text:p>70</text:p>
          </table:table-cell>
          <table:table-cell table:formula="of:=[.D8]/[.$I$2]" office:value-type="percentage" office:value="0.268181818181818" calcext:value-type="percentage">
            <text:p>26.82%</text:p>
          </table:table-cell>
          <table:table-cell table:formula="of:=[.E8]/[.$J$2]" office:value-type="percentage" office:value="0.292307692307692" calcext:value-type="percentage">
            <text:p>29.23%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formula="of:=[.$K2]*8" office:value-type="float" office:value="80" calcext:value-type="float">
            <text:p>80</text:p>
          </table:table-cell>
          <table:table-cell table:formula="of:=[.D9]/[.$I$2]" office:value-type="percentage" office:value="0.386363636363636" calcext:value-type="percentage">
            <text:p>38.64%</text:p>
          </table:table-cell>
          <table:table-cell table:formula="of:=[.E9]/[.$J$2]" office:value-type="percentage" office:value="0.184615384615385" calcext:value-type="percentage">
            <text:p>18.46%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formula="of:=[.$K2]*9" office:value-type="float" office:value="90" calcext:value-type="float">
            <text:p>90</text:p>
          </table:table-cell>
          <table:table-cell table:formula="of:=[.D10]/[.$I$2]" office:value-type="percentage" office:value="0.495454545454545" calcext:value-type="percentage">
            <text:p>49.55%</text:p>
          </table:table-cell>
          <table:table-cell table:formula="of:=[.E10]/[.$J$2]" office:value-type="percentage" office:value="0.276923076923077" calcext:value-type="percentage">
            <text:p>27.69%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formula="of:=[.$K2]*10" office:value-type="float" office:value="100" calcext:value-type="float">
            <text:p>100</text:p>
          </table:table-cell>
          <table:table-cell table:formula="of:=[.D11]/[.$I$2]" office:value-type="percentage" office:value="0.440909090909091" calcext:value-type="percentage">
            <text:p>44.09%</text:p>
          </table:table-cell>
          <table:table-cell table:formula="of:=[.E11]/[.$J$2]" office:value-type="percentage" office:value="0.484615384615385" calcext:value-type="percentage">
            <text:p>48.46%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2:53:19.8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3:56:18.164000000</dc:date>
    <meta:editing-duration>PT43M52S</meta:editing-duration>
    <meta:editing-cycles>2</meta:editing-cycles>
    <meta:generator>LibreOffice/7.2.4.1$Windows_X86_64 LibreOffice_project/27d75539669ac387bb498e35313b970b7fe9c4f9</meta:generator>
    <meta:document-statistic meta:table-count="1" meta:cell-count="61" meta:object-count="0"/>
  </office:meta>
</office:document-meta>
</file>